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C00003CAD00004095C4797177.svm"/>
  <manifest:file-entry manifest:media-type="" manifest:full-path="Pictures/2000017900001B7900002F0188984B70.svm"/>
  <manifest:file-entry manifest:media-type="" manifest:full-path="Pictures/200002210000409500002F0185052B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automatic-styles>
    <style:style style:name="Table1" style:family="table">
      <style:table-properties style:width="16.007cm" fo:margin-left="0cm" fo:margin-right="-0.007cm" fo:margin-top="0cm" fo:margin-bottom="0.199cm" table:align="margins"/>
    </style:style>
    <style:style style:name="Table1.A" style:family="table-column">
      <style:table-column-properties style:column-width="1.51cm" style:rel-column-width="6182*"/>
    </style:style>
    <style:style style:name="Table1.B" style:family="table-column">
      <style:table-column-properties style:column-width="6.87cm" style:rel-column-width="28130*"/>
    </style:style>
    <style:style style:name="Table1.C" style:family="table-column">
      <style:table-column-properties style:column-width="7.627cm" style:rel-column-width="31223*"/>
    </style:style>
    <style:style style:name="_36_502instrucoes" style:display-name="6502instrucoes" style:family="table">
      <style:table-properties style:width="16.245cm" fo:margin-left="0cm" fo:margin-right="-0.245cm" table:align="margins" fo:keep-with-next="always"/>
    </style:style>
    <style:style style:name="_36_502instrucoes.A" style:display-name="6502instrucoes.A" style:family="table-column">
      <style:table-column-properties style:column-width="4.103cm" style:rel-column-width="16554*"/>
    </style:style>
    <style:style style:name="_36_502instrucoes.B" style:display-name="6502instrucoes.B" style:family="table-column">
      <style:table-column-properties style:column-width="1.907cm" style:rel-column-width="7693*"/>
    </style:style>
    <style:style style:name="_36_502instrucoes.C" style:display-name="6502instrucoes.C" style:family="table-column">
      <style:table-column-properties style:column-width="10.234cm" style:rel-column-width="41288*"/>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normal" style:font-style-asian="normal" style:font-style-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002cm"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2" style:list-style-name="L2"/>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style:text-underline-style="none"/>
    </style:style>
    <style:style style:name="P18" style:family="paragraph" style:parent-style-name="Standard" style:master-page-name="">
      <style:paragraph-properties fo:keep-together="always"/>
      <style:text-properties fo:font-style="normal" style:text-underline-style="none" style:font-style-asian="normal" style:font-style-complex="normal"/>
    </style:style>
    <style:style style:name="P19" style:family="paragraph" style:parent-style-name="Heading_20_2" style:list-style-name="L2">
      <style:text-properties fo:font-style="normal" style:font-style-asian="normal" style:font-style-complex="normal"/>
    </style:style>
    <style:style style:name="P20"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21" style:family="paragraph" style:parent-style-name="Standard" style:list-style-name="L4">
      <style:text-properties fo:font-style="normal" style:font-style-asian="normal" style:font-style-complex="normal"/>
    </style:style>
    <style:style style:name="P22" style:family="paragraph" style:parent-style-name="Heading_20_1" style:list-style-name="L2"/>
    <style:style style:name="P23" style:family="paragraph" style:parent-style-name="Heading_20_2" style:list-style-name="L2">
      <style:paragraph-properties fo:margin-left="0cm" fo:margin-right="0cm" fo:text-indent="1.499cm" style:auto-text-indent="false"/>
    </style:style>
    <style:style style:name="P24" style:family="paragraph" style:parent-style-name="Standard" style:list-style-name="L5">
      <style:text-properties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text-properties fo:font-style="normal" fo:font-weight="normal"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normal" style:font-style-asian="normal" style:font-style-complex="normal"/>
    </style:style>
    <style:style style:name="P31" style:family="paragraph" style:parent-style-name="Standard">
      <style:text-properties fo:font-weight="normal" style:font-weight-asian="normal" style:font-weight-complex="normal"/>
    </style:style>
    <style:style style:name="P32" style:family="paragraph" style:parent-style-name="Table_20_Heading">
      <style:text-properties fo:font-style="normal" style:font-style-asian="normal" style:font-style-complex="normal"/>
    </style:style>
    <style:style style:name="P33" style:family="paragraph" style:parent-style-name="Standard" style:list-style-name="L7"/>
    <style:style style:name="P34" style:family="paragraph" style:parent-style-name="Bibliography_20_1">
      <style:paragraph-properties>
        <style:tab-stops/>
      </style:paragraph-properties>
    </style:style>
    <style:style style:name="P35"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3cm" fo:margin-right="3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ALU</text:p>
          </table:table-cell>
          <table:table-cell office:value-type="string">
            <text:p text:style-name="P3">Aritmethic Logic Unit</text:p>
          </table:table-cell>
          <table:table-cell office:value-type="string">
            <text:p text:style-name="Table_20_Contents">Unidade Lógica Aritmética</text:p>
          </table:table-cell>
        </table:table-row>
        <table:table-row>
          <table:table-cell office:value-type="string">
            <text:p text:style-name="Table_20_Contents">CISC</text:p>
          </table:table-cell>
          <table:table-cell office:value-type="string">
            <text:p text:style-name="P3">Complex Instruction Set Computer</text:p>
          </table:table-cell>
          <table:table-cell office:value-type="string">
            <text:p text:style-name="Table_20_Contents">Computador com um Conjunto de Instruções Complexo</text:p>
          </table:table-cell>
        </table:table-row>
        <table:table-row>
          <table:table-cell office:value-type="string">
            <text:p text:style-name="Table_20_Contents">CPU</text:p>
          </table:table-cell>
          <table:table-cell office:value-type="string">
            <text:p text:style-name="P3">Central Processing Unit</text:p>
          </table:table-cell>
          <table:table-cell office:value-type="string">
            <text:p text:style-name="Table_20_Contents">Unidade Central de Processamento</text:p>
          </table:table-cell>
        </table:table-row>
        <table:table-row>
          <table:table-cell office:value-type="string">
            <text:p text:style-name="Table_20_Contents">INT</text:p>
          </table:table-cell>
          <table:table-cell office:value-type="string">
            <text:p text:style-name="P3">Interruption</text:p>
          </table:table-cell>
          <table:table-cell office:value-type="string">
            <text:p text:style-name="Table_20_Contents">Interrupção</text:p>
          </table:table-cell>
        </table:table-row>
        <table:table-row>
          <table:table-cell office:value-type="string">
            <text:p text:style-name="Table_20_Contents">IP</text:p>
          </table:table-cell>
          <table:table-cell office:value-type="string">
            <text:p text:style-name="P3">Instruction Pointer</text:p>
          </table:table-cell>
          <table:table-cell office:value-type="string">
            <text:p text:style-name="Table_20_Contents">Ponteiro de Instrução</text:p>
          </table:table-cell>
        </table:table-row>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MSX</text:p>
          </table:table-cell>
          <table:table-cell office:value-type="string">
            <text:p text:style-name="P3">MicroSoft eXtended (ou)</text:p>
            <text:p text:style-name="P3">Machines with Software eXchangeability</text:p>
          </table:table-cell>
          <table:table-cell office:value-type="string">
            <text:p text:style-name="Table_20_Contents">Microsoft Estendido (ou)</text:p>
            <text:p text:style-name="Table_20_Contents">Máquinas com Compatibilidade de Software</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PC</text:p>
          </table:table-cell>
          <table:table-cell office:value-type="string">
            <text:p text:style-name="P3">Program Counter</text:p>
          </table:table-cell>
          <table:table-cell office:value-type="string">
            <text:p text:style-name="Table_20_Contents">Contador de Programa</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RISC</text:p>
          </table:table-cell>
          <table:table-cell office:value-type="string">
            <text:p text:style-name="P3">Reduced Instruction Set Computer</text:p>
          </table:table-cell>
          <table:table-cell office:value-type="string">
            <text:p text:style-name="Table_20_Contents">Computador com um Conjunto de Instruções Reduzido</text:p>
          </table:table-cell>
        </table:table-row>
        <table:table-row>
          <table:table-cell office:value-type="string">
            <text:p text:style-name="Table_20_Contents">SP</text:p>
          </table:table-cell>
          <table:table-cell office:value-type="string">
            <text:p text:style-name="P3">Stack Pointer</text:p>
          </table:table-cell>
          <table:table-cell office:value-type="string">
            <text:p text:style-name="Table_20_Contents">Ponteiro de pilha</text:p>
          </table:table-cell>
        </table:table-row>
        <table:table-row>
          <table:table-cell office:value-type="string">
            <text:p text:style-name="Table_20_Contents">UAL</text:p>
          </table:table-cell>
          <table:table-cell office:value-type="string">
            <text:p text:style-name="P3"/>
          </table:table-cell>
          <table:table-cell office:value-type="string">
            <text:p text:style-name="Table_20_Contents">Unidade Aritmética Lógica</text:p>
          </table:table-cell>
        </table:table-row>
        <table:table-row>
          <table:table-cell office:value-type="string">
            <text:p text:style-name="Table_20_Contents">UCP</text:p>
          </table:table-cell>
          <table:table-cell office:value-type="string">
            <text:p text:style-name="P3"/>
          </table:table-cell>
          <table:table-cell office:value-type="string">
            <text:p text:style-name="P4">Unidade Central de Processamento</text:p>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5"/>
      <text:p text:style-name="P6"/>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7">Introdução<text:tab/>8</text:p>
          <text:p text:style-name="P7"><text:s/>1 Conceitos Introdutórios sobre Emuladores<text:tab/>9</text:p>
          <text:p text:style-name="P8"><text:s/>1.1 Emuladores<text:tab/>9</text:p>
          <text:p text:style-name="P8"><text:s/>1.2 Níveis de Abstração<text:tab/>10</text:p>
          <text:p text:style-name="P8"><text:s/>1.3 Emuladores e Níveis de Abstração<text:tab/>12</text:p>
          <text:p text:style-name="P8"><text:s/>1.4 Filosofia de Funcionamento<text:tab/>14</text:p>
          <text:p text:style-name="P8"><text:s/>1.5 Tipos de Emuladores<text:tab/>16</text:p>
          <text:p text:style-name="P8"><text:s/>1.6 Benefícios do Uso de Emuladores<text:tab/>17</text:p>
          <text:p text:style-name="P8"><text:s/>1.7 Considerações Finais<text:tab/>18</text:p>
          <text:p text:style-name="P7"><text:s/>2 Arquitetura de Hardware do Ponto de Vista de um Emulador<text:tab/>19</text:p>
          <text:p text:style-name="P8"><text:s/>2.1 O Processador<text:tab/>19</text:p>
          <text:p text:style-name="P9"><text:s/>2.1.1 Conjunto de Instruções de Máquina<text:tab/>20</text:p>
          <text:p text:style-name="P9"><text:s/>2.1.2 Seqüência de Operação<text:tab/>22</text:p>
          <text:p text:style-name="P9"><text:s/>2.1.3 Memória Interna<text:tab/>22</text:p>
          <text:p text:style-name="P9"><text:s/>2.1.4 Interrupções<text:tab/>24</text:p>
          <text:p text:style-name="P8"><text:s/>2.2 Sistema gráfico<text:tab/>25</text:p>
          <text:p text:style-name="P7"><text:s/>3 Técnicas tradicionais na Construção de Emuladores<text:tab/>26</text:p>
          <text:p text:style-name="P8"><text:s/>3.1 Microprocessador<text:tab/>26</text:p>
          <text:p text:style-name="P8"><text:s/>3.2 Memória<text:tab/>26</text:p>
          <text:p text:style-name="P8"><text:s/>3.3 Gráficos<text:tab/>26</text:p>
          <text:p text:style-name="P7">Conclusão<text:tab/>27</text:p>
          <text:p text:style-name="P7">Referências Bibliográficas<text:tab/>28</text:p>
        </text:index-body>
      </text:table-of-content>
      <text:p text:style-name="P5"/>
      <text:list text:style-name="L1">
        <text:list-header>
          <text:h text:style-name="P10" text:outline-level="1" text:is-list-header="true">Introdução</text:h>
        </text:list-header>
      </text:list>
      <text:p text:style-name="Standard"/>
      <text:list text:style-name="L1" text:continue-numbering="true">
        <text:list-item>
          <text:h text:style-name="P10"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1"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a Máquina Virtual Java é um computador abstrato. Como um computador real, possui um conjunto de instruções e manipula várias áreas de memória em tempo de execução.” [tradução nossa] (</text:span><text:span text:style-name="T3"><text:bibliography-mark text:identifier="LINDHOLM, 1999" text:bibliography-type="book" text:address="Boston" text:author="LINDHOLM, Tim; YELLIN, Frank" text:edition="2" text:pages="473" text:publisher="Addison Wesley" text:title="The Java Virtual Machine" text:year="1999">LINDHOLM, 1999</text:bibliography-mark></text:span><text:span text:style-name="T3">).</text:span><text:span text:style-name="T3"><office:annotation><dc:creator>AW</dc:creator><dc:date>2006-08-27T00:00:00</dc:date><text:p>Ver página</text:p></office:annotation></text:span></text:p>
      <text:p text:style-name="P1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4"> ela, enquanto no caso do emulador, o código não foi escrito para o emulador, mas para outra arquitetura computacional.</text:span></text:p>
      <text:p text:style-name="P12">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1" text:outline-level="2">Níveis de Abstração</text:h>
            </text:list-item>
          </text:list>
        </text:list-item>
      </text:list>
      <text:p text:style-name="P1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ext:span><text:span text:style-name="T3"><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span text:style-name="T3">, p. 1) [tradução nossa] [grifo do autor]</text:span></text:p>
      <text:p text:style-name="P12">Tanenbaum define os computadores como tendo, em geral, seis níveis de abstração, partindo do nível mais baixo (hardware) e indo para o nível mais alto (aplicações), segundo mostrado na figura <text:sequence-ref text:reference-format="value" text:ref-name="refFigura0">1</text:sequence-ref>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2"><draw:frame draw:style-name="fr1" draw:name="Quadro1" text:anchor-type="paragraph" svg:width="14.485cm" draw:z-index="0"><draw:text-box fo:min-height="11.104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5">nível de lógica digital</text:span>, que é o verdadeiro hardware da máquina. Este nível inclui especialmente as <text:span text:style-name="T6">portas lógicas</text:span><text:span text:style-name="T4">, que são dispositivos digitais que executam operações simples de lógica booleana</text:span><text:span text:style-name="T4"><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4">, como as operações E e OU (</text:span><text:span text:style-name="T4"><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4">).</text:span></text:p>
      <text:p text:style-name="P13">Os dois níveis seguintes são o <text:span text:style-name="T5">nível de microprogramação</text:span><text:span text:style-name="T7"> e o </text:span><text:span text:style-name="T5">nível de máquina convencional</text:span><text:span text:style-name="T7">. Embora ambos pareçam bastante semelhantes, o nível de máquina convencional é aquele na qual as instruções </text:span><text:span text:style-name="T8">assembly</text:span><text:span text:style-name="T8"><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7"> são executadas; portanto, quando o fabricante de um determinado processador distribui um manual de referência de linguagem </text:span><text:span text:style-name="T8">assembly</text:span><text:span text:style-name="T7">, este manual refere-se ao nível 2, e não ao nível 1. O nível 1, de microprogramação, refere-se a como estas instruções são implementadas dentro do processador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p text:style-name="P14">O nível seguinte é o <text:span text:style-name="T5">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4">O <text:span text:style-name="T5">nível de linguagem de montagem</text:span> e o <text:span text:style-name="T5">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5">compilado</text:span> para um código-fonte <text:span text:style-name="T9">assembly</text:span>, e o código-fonte <text:span text:style-name="T9">assembly</text:span> é <text:span text:style-name="T5">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4">Tanenbaum ainda define os níveis 6 e superiores como as aplicações de usuári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5"><text:span text:style-name="T4">Simuladores</text:span><text:span text:style-name="T7">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8">cache</text:span><text:span text:style-name="T10"><text:note text:id="ftn8" text:note-class="footnote"><text:note-citation>8</text:note-citation><text:note-body><text:p text:style-name="Footnote">Memória de acesso muito rápido, onde uma cópia dos dados mais utilizados da memória RAM são armazenados.</text:p></text:note-body></text:note></text:span><text:span text:style-name="T10">). Devido à sua precisão, um sistema simulado geralmente não consegue atingir uma velocidade equivalente à do hardware original (</text:span><text:span text:style-name="T1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0">, p. 12).</text:span></text:p>
      <text:p text:style-name="P16">Um <text:span text:style-name="T11">emulador</text:span><text:span text:style-name="T4">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4"><text:reference-ref text:reference-format="chapter" text:ref-name="3.4">3.3</text:reference-ref></text:span><text:span text:style-name="T4">). Segundo del Barrio,</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p. 16).</text:span></text:p>
      <text:p text:style-name="Standard">Os emuladores emulam o nível 2, que é o nível de máquina convencional.</text:p>
      <text:p text:style-name="Standard">Um <text:span text:style-name="T11">emulador de alto nível</text:span><text:span text:style-name="T4">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4"><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4">).</text:span></text:p>
      <text:p text:style-name="P17">Um <text:span text:style-name="T5">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7">O virtualizador, assim como o emulador de alto nível, emula o nível 3, sendo que a diferença entre os dois está no fato de que o emulador de alto nível precisa interpretar as instruções do processador, enquanto o virtualizador as executa diretamente.</text:p>
      <text:p text:style-name="Standard"><text:span text:style-name="T4">Por último, existem ainda os </text:span><text:span text:style-name="T11">simuladores de sistema operacional</text:span><text:span text:style-name="T4">. Neste caso, eles agem como virtualizadores, mas ao invés de emular os componentes de hardware, eles capturam as chamadas de sistema e as implementam em uma plataforma diferente. Exemplos deste tipo de software são o </text:span><text:span text:style-name="T12">Cooperative Linux </text:span><text:span text:style-name="T13">(que permite usar programas de Linux dentro do Windows)</text:span><text:span text:style-name="T12"> </text:span><text:span text:style-name="T13">e o WINE</text:span><text:span text:style-name="T13"><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3"> (que permite usar programas de Windows no Linux) (</text:span><text:span text:style-name="T13"><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3">).</text:span></text:p>
      <text:p text:style-name="P18">Levando em conta todos estes tipos de programas simuladores, a construção de <text:span text:style-name="T6">emuladores</text:span> no nível 2 será o foco principal deste trabalho.</text:p>
      <text:list text:style-name="L2" text:continue-numbering="true">
        <text:list-item>
          <text:list text:continue-numbering="true">
            <text:list-item>
              <text:h text:style-name="P11"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5.443cm" draw:z-index="2"><draw:text-box fo:min-height="9.636cm"><text:p text:style-name="Figura"><draw:frame draw:style-name="fr4" draw:name="figura2" text:anchor-type="paragraph" svg:x="0.004cm" svg:y="0.002cm" svg:width="5.443cm" style:rel-width="100%" svg:height="9.636cm" style:rel-height="scale" draw:z-index="3"><draw:image xlink:href="Pictures/2000017900001B7900002F0188984B70.svm" xlink:type="simple" xlink:show="embed" xlink:actuate="onLoad"/></draw:frame>Figura <text:sequence text:ref-name="refFigura1" text:name="Figura" text:formula="ooow:Figura+1" style:num-format="1">2</text:sequence>: Laço principal de um emulador simples.</text:p></draw:text-box></draw:frame></text:p>
      <text:p text:style-name="Standard">A emulação de um <text:span text:style-name="T5">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4">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2">É necessário que haja uma sincronia entre o microprocessador e os outros componentes. Esta sincronia é atingida através de um sinal de <text:span text:style-name="T15">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2">Outros componentes internos do computador também devem ser emulados. Geralmente, eles se comunicam com o microprocessador e uns com os outros através de <text:span text:style-name="T5">áreas de memória</text:span> (onde cada componente tem uma área de memória reservada para si), de portas e de interrupções. Computadores modernos também usam um sistema de Acesso Direto à Memória (DMA, do inglês <text:span text:style-name="T9">Direct</text:span><text:span text:style-name="T2"> </text:span><text:span text:style-name="T9">Memory</text:span><text:span text:style-name="T2"> </text:span><text:span text:style-name="T9">Access</text:span>); segundo Murdocca,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9">Processing</text:span><text:span text:style-name="T2"> </text:span><text:span text:style-name="T9">Unit</text:span><text:span text:style-name="T3">, ou Unidade de Processamento Central.</text:span></text:p></text:note-body></text:note> como intermediário; portanto, pode diminuir a congestão do barramento do sistem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p. 288).</text:p>
      <text:p text:style-name="P12">Dos componentes internos do computador a serem emulados, geralmente o mais complexo e que utiliza mais de recursos de emulação é o <text:span text:style-name="T5">sistema gráfico</text:span>. De acordo com Del Barrio, “a emulação gráfica [...] ocupará mais de 50% do tempo da emulação, às vezes chegando até 80% ou 90%” [tradução nossa]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07). Assim, na emulação do sistema gráfico – e, algumas vezes, de outros componentes – se faz necessário sacrificar a exatidão da emulação em prol do desempenho.</text:p>
      <text:p text:style-name="P12">O <text:span text:style-name="T5">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9" text:outline-level="2">Tipos de Emuladores</text:h>
            </text:list-item>
          </text:list>
        </text:list-item>
      </text:list>
      <text:p text:style-name="P12">Segundo Laureano, os emuladores podem ser baseados em hardware, software ou alguma combinação entre os dois. Emuladores baseados em <text:span text:style-name="T6">hardware</text:span><text:span text:style-name="T4"> são aqueles que são totalmente implementados em um componente físico, como um </text:span><text:span text:style-name="T12">microchip</text:span><text:span text:style-name="T4">. Emuladores baseados em </text:span><text:span text:style-name="T6">software</text:span><text:span text:style-name="T4"> são aqueles que são executados em um computador, totalmente separados da implementação de hardware e onde o software provê todos os recursos para a emulação. Existem ainda as soluções </text:span><text:span text:style-name="T6">híbridas</text:span><text:span text:style-name="T4">, onde parte da emulação é feita em hardware, e parte em software.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p text:style-name="P13">Os emuladores baseados em software, que são o foco principal deste trabalho, podem ser implementados de quatro formas diferentes:</text:p>
      <text:list text:style-name="L3">
        <text:list-item>
          <text:p text:style-name="P20"><text:span text:style-name="T11">Interpretação</text:span><text:span text:style-name="T4">: neste caso,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20"><text:span text:style-name="T11">Tradução binária estática</text:span><text:span text:style-name="T4">: 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20"><text:span text:style-name="T11">Tradução binária dinâmica</text:span><text:span text:style-name="T16">:</text:span><text:span text:style-name="T4"> nesta técnica,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2">just-in-time</text:span><text:span text:style-name="T4"> (JIT)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20"><text:span text:style-name="T11">Virtualização</text:span><text:span text:style-name="T4">: esta técnica é 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list-item>
      </text:list>
      <text:p text:style-name="P13">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9" text:outline-level="2">Benefícios do Uso de Emuladores</text:h>
            </text:list-item>
          </text:list>
        </text:list-item>
      </text:list>
      <text:p text:style-name="P12">Os emuladores podem ser usados para diferentes fins:</text:p>
      <text:list text:style-name="L4">
        <text:list-item>
          <text:p text:style-name="P21">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1">Permitir o uso de aplicativos legados, que eram utilizados em equipamentos que não estão mais disponíveis, ou aos quais o usuário não têm acesso.</text:p>
        </text:list-item>
        <text:list-item>
          <text:p text:style-name="P21">Facilitar o desenvolvimento de novos sistemas operacionais, permitindo que desenvolvedor tenha acesso a tudo que acontece dentro de cada componente, e dando a ele a facilidade de testar seu sistema com diferentes configurações.</text:p>
        </text:list-item>
        <text:list-item>
          <text:p text:style-name="P21">Facilitar o desenvolvimento de programas para múltiplas plataformas, oferecendo ao desenvolvedor uma gama de arquiteturas nas quais ele pode testar seus programas sem a necessidade de copiá-los a outros computadores.</text:p>
          <text:p text:style-name="P21">Laureano acrescenta ainda os seguintes usos:</text:p>
        </text:list-item>
        <text:list-item>
          <text:p text:style-name="P21">“Testar configurações e situações diferentes do mundo real, como, por exemplo, mais memória disponível ou a presença de outros dispositivos de E/S”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item>
          <text:p text:style-name="P21">“Auxiliar no ensino prático de sistemas operacionais e programação ao permitir a execução de vários sistemas para comparação no mesmo equipamento”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
      <text:list text:style-name="L2" text:continue-numbering="true">
        <text:list-item>
          <text:list text:continue-numbering="true">
            <text:list-item>
              <text:h text:style-name="P1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2"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3"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d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7">:</text:span></text:p>
      <text:list text:style-name="L5">
        <text:list-item>
          <text:p text:style-name="P24">uma <text:span text:style-name="T5">unidade de controle</text:span>, responsável pela busca de instruções da memória principal e determinação de seus tipos;</text:p>
        </text:list-item>
        <text:list-item>
          <text:p text:style-name="P25"><text:span text:style-name="T7">uma </text:span><text:span text:style-name="T5">unidade lógica aritmética </text:span><text:span text:style-name="T7">(ALU, do inglês </text:span><text:span text:style-name="T2">Arithmetic Logic Unit</text:span><text:span text:style-name="T3">), responsável pela execução das operações matemáticas com os dados;</text:span></text:p>
        </text:list-item>
        <text:list-item>
          <text:p text:style-name="P25"><text:span text:style-name="T7">uma pequena </text:span><text:span text:style-name="T5">memória interna</text:span><text:span text:style-name="T7"> de alta velocidade, composta por registradores, cada um com uma função definida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list-item>
      </text:list>
      <text:h text:style-name="Heading_20_3" text:outline-level="3" text:restart-numbering="true" text:start-value="1">Conjunto de Instruções de Máquina</text:h>
      <text:p text:style-name="Standard">Segundo Murdocca, “o <text:span text:style-name="T5">conjunto de instruções</text:span> é a coleção de instruções que um processador pode executar”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p. 99)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9">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8">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7">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agrupa as instruções em sete tipos:</text:p>
      <text:list text:style-name="L6">
        <text:list-item>
          <text:p text:style-name="P26"><text:span text:style-name="T5">instruções de transferência de dados</text:span><text:span text:style-name="T7">, que copiam dados de um lugar da memória para outro;</text:span></text:p>
        </text:list-item>
        <text:list-item>
          <text:p text:style-name="P27"><text:span text:style-name="T5">operações diádicas</text:span>, que combinam dois operandos para produzir um resultado (por exemplo, uma instrução de soma de dois operandos);</text:p>
        </text:list-item>
        <text:list-item>
          <text:p text:style-name="P27"><text:span text:style-name="T5">operações monádicas</text:span>, que têm um operando e produzem um resultado (por exemplo, uma instrução que incremento o valor de um determinado registrador em 1);</text:p>
        </text:list-item>
        <text:list-item>
          <text:p text:style-name="P27"><text:span text:style-name="T5">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7"><text:span text:style-name="T5">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7"><text:span text:style-name="T5">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6"><text:span text:style-name="T17">entrada/saída</text:span><text:span text:style-name="T10">, pelas quais é feita a comunicação com outros dispositivos. Neste grupo de instruções também entram as instruções de chamada de interrupção (</text:span><text:span text:style-name="T10"><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0">).</text:span></text:p>
        </text:list-item>
      </text:list>
      <text:p text:style-name="P16">A tabela <text:sequence-ref text:reference-format="value" text:ref-name="refTable0">1</text:sequence-ref> exemplifica a divisão acima, através de uma lista reduzida das operações do microprocessador MOS 6502<text:note text:id="ftn21"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28">Tipo</text:p>
          </table:table-cell>
          <table:table-cell table:style-name="_36_502instrucoes.A1" office:value-type="string">
            <text:p text:style-name="P28">Instrução</text:p>
          </table:table-cell>
          <table:table-cell table:style-name="_36_502instrucoes.C1" office:value-type="string">
            <text:p text:style-name="P28">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29">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29">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29">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Table_20_Contents">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29">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Table_20_Contents">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29">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0"/>
          </table:table-cell>
          <table:table-cell table:style-name="_36_502instrucoes.B2.2.1" office:value-type="string">
            <text:p text:style-name="P4">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29">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text:span text:style-name="T5">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Standard"><draw:frame draw:style-name="fr3" draw:name="Quadro3" text:anchor-type="paragraph" svg:width="12.333cm" draw:z-index="4"><draw:text-box fo:min-height="13.626cm"><text:p text:style-name="Figura"><draw:frame draw:style-name="fr5" draw:name="figura3" text:anchor-type="paragraph" svg:width="12.333cm" svg:height="13.127cm" draw:z-index="5"><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o resultado de uma operação aritmética ou lógica realizada da UAL</text:span><text:span text:style-name="T3"><text:note text:id="ftn22"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p. 137).</text:span></text:p>
      <text:p text:style-name="P12">Para este propósito, o processador é fabricado com um conjunto de <text:span text:style-name="T5">registradores</text:span><text:span text:style-name="T7">, que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7"><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7">).</text:span></text:p>
      <text:p text:style-name="Standard">O <text:span text:style-name="T5">acumulador</text:span><text:span text:style-name="T7">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7"><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7">).</text:span></text:p>
      <text:p text:style-name="P31">O <text:span text:style-name="T5">ponteiro de instruções</text:span> (ou IP, do inglês <text:span text:style-name="T9">Instruction</text:span><text:span text:style-name="T2"> </text:span><text:span text:style-name="T9">Pointer</text:span><text:span text:style-name="T3">) é um registrador que armazena o endereço de memória da próxima instrução a ser executada. É também chamado de </text:span><text:span text:style-name="T17">contador de programa</text:span><text:span text:style-name="T3"> (ou PC, do inglês </text:span><text:span text:style-name="T9">Program</text:span><text:span text:style-name="T2"> </text:span><text:span text:style-name="T9">Counter</text:span><text:span text:style-name="T13">) (</text:span><text:span text:style-name="T13"><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3">). Ele geralmente será acrescido do número de bytes da instrução que está sendo executada, exceto nos casos em que a instrução modifique explicitamente o apontador de instruções, como no caso de uma instrução de desvio condicional ou de controle de laço.</text:span></text:p>
      <text:p text:style-name="P14">O <text:span text:style-name="T5">ponteiro de pilha</text:span> (ou SP, do inglês <text:span text:style-name="T9">stack</text:span><text:span text:style-name="T2"> </text:span><text:span text:style-name="T9">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3"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4">Os <text:span text:style-name="T5">sinalizadores</text:span>, ou <text:span text:style-name="T9">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2">Nome</text:p>
          </table:table-cell>
          <table:table-cell table:style-name="flag6502.B1" office:value-type="string">
            <text:p text:style-name="P32">Função</text:p>
          </table:table-cell>
        </table:table-row>
        <table:table-row>
          <table:table-cell table:style-name="flag6502.A2" office:value-type="string">
            <text:p text:style-name="P3">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4" text:note-class="footnote"><text:note-citation>24</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5">interrupções</text:span><text:span text:style-name="T7"> (</text:span><text:span text:style-name="T7"><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7">).</text:span></text:p>
      <text:p text:style-name="P31">Segundo Tanenbaum,</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5">interrupção</text:span><text:span text:style-name="T7">, o que faz a CPU parar o que ela estava fazendo e dar atenção especial ao canal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 p. 42)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5">tabela de vetores de interrupção</text:span><text:span text:style-name="T7">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5">periférico controlador de interrupções</text:span><text:span text:style-name="T7"> (ou PIC, do inglês </text:span><text:span text:style-name="T8">Peripheral Interrupt Controller</text:span><text:span text:style-name="T10">). Ainda assim, existem interrupções que não podem ser ignoradas – são as </text:span><text:span text:style-name="T17">interrupções não-mascaráveis</text:span><text:span text:style-name="T10"> (ou NMI, do inglês </text:span><text:span text:style-name="T8">Non Maskable Interrupt</text:span><text:span text:style-name="T10">) (</text:span><text:span text:style-name="T10"><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0">).</text:span></text:p>
      <text:p text:style-name="Standard">As interrupções podem ser de três tipos:</text:p>
      <text:list text:style-name="L7">
        <text:list-item>
          <text:p text:style-name="P33"><text:span text:style-name="T5">interrupções de hardware</text:span><text:span text:style-name="T7">, geradas por algum componente do computador;</text:span></text:p>
        </text:list-item>
        <text:list-item>
          <text:p text:style-name="P33"><text:span text:style-name="T5">interrupções de software</text:span><text:span text:style-name="T7"> (também chamadas de </text:span><text:span text:style-name="T8">traps</text:span><text:span text:style-name="T10">)</text:span><text:span text:style-name="T7">, geradas através de uma instrução do processador e geralmente usadas para chamadas de sistema;</text:span></text:p>
        </text:list-item>
        <text:list-item>
          <text:p text:style-name="P33"><text:span text:style-name="T5">exceções</text:span><text:span text:style-name="T7">, geradas pelo próprio processador em decorrência de um erro, como por exemplo uma divisão por zero ou a referência a um endereço de memória inexistente (</text:span><text:span text:style-name="T7"><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7">).</text:span></text:p>
        </text:list-item>
      </text:list>
      <text:h text:style-name="Heading_20_2" text:outline-level="2">Memória Endereçável</text:h>
      <text:p text:style-name="Standard"/>
      <text:list text:style-name="L2" text:continue-numbering="true">
        <text:list-item>
          <text:h text:style-name="P22" text:outline-level="1"><text:reference-mark-start text:name="Construção de Emuladores"/>Técnicas tradicionais na Construção de Emuladores<text:reference-mark-end text:name="Construção de Emuladores"/></text:h>
          <text:list>
            <text:list-item>
              <text:h text:style-name="P11"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1" text:outline-level="2">Memória</text:h>
            </text:list-item>
          </text:list>
        </text:list-item>
      </text:list>
      <text:p text:style-name="Standard"/>
      <text:list text:style-name="L2" text:continue-numbering="true">
        <text:list-item>
          <text:list text:continue-numbering="true">
            <text:list-item>
              <text:h text:style-name="P11" text:outline-level="2"><text:reference-mark-start text:name="3.4"/>Gráficos<text:reference-mark-end text:name="3.4"/></text:h>
            </text:list-item>
          </text:list>
        </text:list-item>
      </text:list>
      <text:p text:style-name="Standard"/>
      <text:list text:style-name="L2" text:continue-numbering="true">
        <text:list-header>
          <text:h text:style-name="P22" text:outline-level="1" text:is-list-header="true">Conclusão</text:h>
        </text:list-header>
      </text:list>
      <text:p text:style-name="Standard"/>
      <text:p text:style-name="Standard"/>
      <text:p text:style-name="P6"><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34">ALONI, Dan. Cooperative Linux. <text:span text:style-name="Main_20_index_20_entry">Proceedings of the Linux Symposium</text:span>, Ottawa, v. 1. 2004.</text:p>
          <text:p text:style-name="P34">BORIS, Daniel. <text:span text:style-name="Main_20_index_20_entry">How Do I Write An Emulator?</text:span>. 1999.. Disponível em &lt;http://personals.ac.upc.edu/vmoya/docs/HowToDanBoris.txt&gt;. Acesso em 28 ago. 2006.</text:p>
          <text:p text:style-name="P34">BRITISH Computer Society. <text:span text:style-name="Main_20_index_20_entry">A Glossary of Computing Terms</text:span>. 10ª ed. Boston: Addison Wesley, 2002. 390 p.</text:p>
          <text:p text:style-name="P34">CLOCK Signal. <text:span text:style-name="Main_20_index_20_entry"><text:s/>Wikipedia, the Free Encyclopedia</text:span>. . Disponível em &lt;http://en.wikipedia.org/wiki/Clock_signal&gt;. Acesso em 28 ago. 2006..</text:p>
          <text:p text:style-name="P34">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34">FAYZULLIN, Marat. <text:span text:style-name="Main_20_index_20_entry">fMSX: Portable MSX Emulator</text:span>. . Disponível em &lt;http://fms.komkon.org/fMSX/&gt;. Acesso em 27 ago. 2006.</text:p>
          <text:p text:style-name="P34">GILHEANY, Steve. <text:span text:style-name="Main_20_index_20_entry">Evolution of Intel Microprocessors 1971 to 2007</text:span>. 2006. Disponível em &lt;http://www.cs.rpi.edu/~chrisc/COURSES/CSCI-4250/SPRING-2004/slides/cpu.pdf&gt;. Acesso em 11 set. 2006.</text:p>
          <text:p text:style-name="P34">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34">JACOBS, Andrew John. <text:span text:style-name="Main_20_index_20_entry">6502 Instructions</text:span>. 2002. Disponível em &lt;http://www.obelisk.demon.co.uk/6502/&gt;. Acesso em 12 set. 2006.</text:p>
          <text:p text:style-name="P34">KELLER, Robert M. <text:span text:style-name="Main_20_index_20_entry">Computer Science:</text:span> Abstraction to Implementation. Harvey Mudd College: 1997. Disponível em &lt;http://www.cs.hmc.edu/claremont/keller/webBook/ ch01/sec01.html&gt;. Acesso em 09 set. 2006.</text:p>
          <text:p text:style-name="P34">LAUREANO, Marcos. <text:span text:style-name="Main_20_index_20_entry">Máquinas Virtuais e Emuladores</text:span>. 1ª ed. São Paulo: Novatec, 2006. 184 p.</text:p>
          <text:p text:style-name="P34">LINDHOLM, Tim; YELLIN, Frank. <text:span text:style-name="Main_20_index_20_entry">The Java Virtual Machine</text:span>. 2ª ed. Boston: Addison Wesley, 1999. 473 p.</text:p>
          <text:p text:style-name="P34">MONTEIRO, Mário A. <text:span text:style-name="Main_20_index_20_entry">Introdução à Organização de Computadores</text:span>. 3ª ed. Rio de Janeiro: LTC, 1996. 397 p.</text:p>
          <text:p text:style-name="P34">MURDOCCA, Miles J. e HEURING Vincent P. <text:span text:style-name="Main_20_index_20_entry">Introdução à Arquitetura de Computadores</text:span>. 1ª ed. Rio de Janeiro: Campus, 2000. 512 p.</text:p>
          <text:p text:style-name="P34">OLIVEIRA, Rômulo Silva de et al. <text:span text:style-name="Main_20_index_20_entry">Sistemas Operacionais</text:span>. 2ª ed. Porto Alegre: Sagra Luzzatto, 2001. 247 p.</text:p>
          <text:p text:style-name="P34">PATTERSON, David A. e HENNESSY, John L. <text:span text:style-name="Main_20_index_20_entry">Organização e Projeto de Computadores</text:span>. 3ª ed. São Paulo: Elsevier, 2005. 484 p.</text:p>
          <text:p text:style-name="P34">TANENBAUM, Andrew S.. <text:span text:style-name="Main_20_index_20_entry">Organização Estruturada de Computadores</text:span>. 3ª ed. Rio de Janeiro: Prentice/Hall do Brasil, 1990. 460 p.</text:p>
          <text:p text:style-name="P34">VMWARE Inc. <text:span text:style-name="Main_20_index_20_entry">Virtualization Overview: VMWare Whitepaper</text:span>. . Disponível em &lt;http://www.vmware.com/pdf/virtualization.pdf&gt;. Acesso em 15 ago. 2006.</text:p>
          <text:p text:style-name="P34">WEBER, Raul Fernando. <text:span text:style-name="Main_20_index_20_entry">Fundamentos de Arquitetura de Computadores</text:span>. 1ª ed. Porto Alegre: Sagra Luzzatto, 2000. 262 p.</text:p>
          <text:p text:style-name="P34">ULTRAHLE: Technical Information. 2006. Descreve informações técnicas do emulador UltraHLE. Disponível em &lt;http://www.emuunlim.com/UltraHLE/old/techinfo.htm&gt;. Acesso em 27. ago 2006.</text:p>
        </text:index-body>
      </text:bibliograph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1"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Criação de um Kit de Desenvolvimento de Software para a Criação Modular de Emuladores</dc:title>
    <dc:subject>André Wagner</dc:subject>
    <meta:initial-creator>André Wagner</meta:initial-creator>
    <meta:creation-date>2006-08-26T13:20:22</meta:creation-date>
    <dc:creator>André</dc:creator>
    <dc:date>2006-09-13T11:02:46</dc:date>
    <meta:keyword>emulação</meta:keyword>
    <meta:keyword>biblioteca</meta:keyword>
    <meta:keyword>kit de desenvolvimento de software</meta:keyword>
    <dc:language>pt-BR</dc:language>
    <meta:editing-cycles>521</meta:editing-cycles>
    <meta:editing-duration>PT22H25M51S</meta:editing-duration>
    <meta:user-defined meta:name="Info 1"/>
    <meta:user-defined meta:name="Info 2"/>
    <meta:user-defined meta:name="Info 3"/>
    <meta:user-defined meta:name="Info 4"/>
    <meta:document-statistic meta:table-count="3" meta:image-count="3" meta:object-count="0" meta:page-count="31" meta:paragraph-count="292" meta:word-count="5969" meta:character-count="38712"/>
  </office:meta>
</office:document-meta>
</file>